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500000080C2656FC2F6D39F6E.png" manifest:media-type="image/png"/>
  <manifest:file-entry manifest:full-path="Pictures/100002010000015F00000065CB23E2B296459131.png" manifest:media-type="image/png"/>
  <manifest:file-entry manifest:full-path="Pictures/10000201000004260000071D0D66882E01DE4F70.png" manifest:media-type="image/png"/>
  <manifest:file-entry manifest:full-path="Pictures/100002010000006100000050227EB3699C532C33.png" manifest:media-type="image/png"/>
  <manifest:file-entry manifest:full-path="Pictures/10000201000000F500000083E1471BE94E50D6F5.png" manifest:media-type="image/png"/>
  <manifest:file-entry manifest:full-path="Pictures/10000201000001150000008FBA97D1C640E85425.png" manifest:media-type="image/png"/>
  <manifest:file-entry manifest:full-path="Pictures/10000201000000FB0000006F94D756C5D1A47470.png" manifest:media-type="image/png"/>
  <manifest:file-entry manifest:full-path="Pictures/10000201000001720000006060B3C39A8B7FABF4.png" manifest:media-type="image/png"/>
  <manifest:file-entry manifest:full-path="Pictures/10000201000001DC00000066A40DC68FA8860CBD.png" manifest:media-type="image/png"/>
  <manifest:file-entry manifest:full-path="Pictures/100002010000022B0000006038E99AEA56108EC3.png" manifest:media-type="image/png"/>
  <manifest:file-entry manifest:full-path="Pictures/10000201000001EA00000066DD711AB223329BD7.png" manifest:media-type="image/png"/>
  <manifest:file-entry manifest:full-path="Pictures/100002010000006C0000006180E2F08F59A925AA.png" manifest:media-type="image/png"/>
  <manifest:file-entry manifest:full-path="Pictures/10000201000001500000006DFBD50A88DB79D88B.png" manifest:media-type="image/png"/>
  <manifest:file-entry manifest:full-path="Pictures/100002010000010500000067B625B6B82C28D393.png" manifest:media-type="image/png"/>
  <manifest:file-entry manifest:full-path="Pictures/10000201000001D4000001BC370DAF067D5CBB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draw:textarea-horizontal-align="justify" draw:textarea-vertical-align="middle" draw:auto-grow-height="false" fo:min-height="24.679cm" fo:min-width="18.195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8.695cm" svg:height="24.929cm" svg:x="1.105cm" svg:y="2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" draw:text-style-name="P1" draw:layer="layout" svg:width="12.559cm" svg:height="19.956cm" svg:x="3.19cm" svg:y="6.244cm">
            <draw:image xlink:href="Pictures/10000201000004260000071D0D66882E01DE4F70.png" xlink:type="simple" xlink:show="embed" xlink:actuate="onLoad">
              <text:p/>
            </draw:image>
          </draw:frame>
          <draw:frame draw:style-name="gr2" draw:text-style-name="P1" draw:layer="layout" svg:width="3.991cm" svg:height="0.96cm" svg:x="13.072cm" svg:y="5.284cm">
            <draw:image xlink:href="Pictures/10000201000001720000006060B3C39A8B7FABF4.png" xlink:type="simple" xlink:show="embed" xlink:actuate="onLoad">
              <text:p/>
            </draw:image>
          </draw:frame>
          <draw:frame draw:style-name="gr2" draw:text-style-name="P1" draw:layer="layout" svg:width="1.225cm" svg:height="0.936cm" svg:x="12.308cm" svg:y="21.528cm">
            <draw:image xlink:href="Pictures/100002010000006100000050227EB3699C532C33.png" xlink:type="simple" xlink:show="embed" xlink:actuate="onLoad">
              <text:p/>
            </draw:image>
          </draw:frame>
          <draw:frame draw:style-name="gr2" draw:text-style-name="P1" draw:layer="layout" svg:width="5.898cm" svg:height="0.946cm" svg:x="13.802cm" svg:y="21.528cm">
            <draw:image xlink:href="Pictures/100002010000022B0000006038E99AEA56108EC3.png" xlink:type="simple" xlink:show="embed" xlink:actuate="onLoad">
              <text:p/>
            </draw:image>
          </draw:frame>
          <draw:frame draw:style-name="gr2" draw:text-style-name="P1" draw:layer="layout" svg:width="5.548cm" svg:height="1.101cm" svg:x="8.161cm" svg:y="19.59cm">
            <draw:image xlink:href="Pictures/10000201000001DC00000066A40DC68FA8860CBD.png" xlink:type="simple" xlink:show="embed" xlink:actuate="onLoad">
              <text:p/>
            </draw:image>
          </draw:frame>
          <draw:frame draw:style-name="gr2" draw:text-style-name="P1" draw:layer="layout" svg:width="5.481cm" svg:height="1.057cm" svg:x="13.709cm" svg:y="22.71cm">
            <draw:image xlink:href="Pictures/10000201000001EA00000066DD711AB223329BD7.png" xlink:type="simple" xlink:show="embed" xlink:actuate="onLoad">
              <text:p/>
            </draw:image>
          </draw:frame>
          <draw:g>
            <draw:frame draw:style-name="gr2" draw:text-style-name="P1" draw:layer="layout" svg:width="2.941cm" svg:height="1.191cm" svg:x="3.003cm" svg:y="2.7cm">
              <draw:image xlink:href="Pictures/100002010000012500000080C2656FC2F6D39F6E.png" xlink:type="simple" xlink:show="embed" xlink:actuate="onLoad">
                <text:p/>
              </draw:image>
            </draw:frame>
            <draw:g>
              <draw:frame draw:style-name="gr2" draw:text-style-name="P1" draw:layer="layout" svg:width="1.225cm" svg:height="0.936cm" svg:x="1.6cm" svg:y="4.089cm">
                <draw:image xlink:href="Pictures/100002010000006100000050227EB3699C532C33.png" xlink:type="simple" xlink:show="embed" xlink:actuate="onLoad">
                  <text:p/>
                </draw:image>
              </draw:frame>
              <draw:frame draw:style-name="gr2" draw:text-style-name="P1" draw:layer="layout" svg:width="2.527cm" svg:height="1.21cm" svg:x="2.897cm" svg:y="3.971cm">
                <draw:image xlink:href="Pictures/10000201000001150000008FBA97D1C640E85425.png" xlink:type="simple" xlink:show="embed" xlink:actuate="onLoad">
                  <text:p/>
                </draw:image>
              </draw:frame>
              <draw:frame draw:style-name="gr2" draw:text-style-name="P1" draw:layer="layout" svg:width="2.767cm" svg:height="1.369cm" svg:x="2.747cm" svg:y="5.181cm">
                <draw:image xlink:href="Pictures/10000201000000F500000083E1471BE94E50D6F5.png" xlink:type="simple" xlink:show="embed" xlink:actuate="onLoad">
                  <text:p/>
                </draw:image>
              </draw:frame>
              <draw:frame draw:style-name="gr2" draw:text-style-name="P1" draw:layer="layout" svg:width="1.219cm" svg:height="1.014cm" svg:x="1.622cm" svg:y="2.809cm">
                <draw:image xlink:href="Pictures/100002010000006C0000006180E2F08F59A925AA.png" xlink:type="simple" xlink:show="embed" xlink:actuate="onLoad">
                  <text:p/>
                </draw:image>
              </draw:frame>
              <draw:frame draw:style-name="gr2" draw:text-style-name="P1" draw:layer="layout" svg:width="1.219cm" svg:height="1.014cm" svg:x="1.622cm" svg:y="2.81cm">
                <draw:image xlink:href="Pictures/100002010000006C0000006180E2F08F59A925AA.png" xlink:type="simple" xlink:show="embed" xlink:actuate="onLoad">
                  <text:p/>
                </draw:image>
              </draw:frame>
            </draw:g>
          </draw:g>
          <draw:frame draw:style-name="gr2" draw:text-style-name="P1" draw:layer="layout" svg:width="1.217cm" svg:height="1.014cm" svg:x="6.925cm" svg:y="19.71cm">
            <draw:image xlink:href="Pictures/100002010000006C0000006180E2F08F59A925AA.png" xlink:type="simple" xlink:show="embed" xlink:actuate="onLoad">
              <text:p/>
            </draw:image>
          </draw:frame>
          <draw:frame draw:style-name="gr2" draw:text-style-name="P1" draw:layer="layout" svg:width="1.219cm" svg:height="1.015cm" svg:x="12.307cm" svg:y="22.828cm">
            <draw:image xlink:href="Pictures/100002010000006C0000006180E2F08F59A925AA.png" xlink:type="simple" xlink:show="embed" xlink:actuate="onLoad">
              <text:p/>
            </draw:image>
          </draw:frame>
          <draw:frame draw:style-name="gr2" draw:text-style-name="P1" draw:layer="layout" svg:width="3.19cm" svg:height="0.96cm" svg:x="9.376cm" svg:y="16.126cm">
            <draw:image xlink:href="Pictures/10000201000001500000006DFBD50A88DB79D88B.png" xlink:type="simple" xlink:show="embed" xlink:actuate="onLoad">
              <text:p/>
            </draw:image>
          </draw:frame>
          <draw:frame draw:style-name="gr2" draw:text-style-name="P1" draw:layer="layout" svg:width="2.567cm" svg:height="0.938cm" svg:x="13.054cm" svg:y="16.072cm">
            <draw:image xlink:href="Pictures/100002010000010500000067B625B6B82C28D393.png" xlink:type="simple" xlink:show="embed" xlink:actuate="onLoad">
              <text:p/>
            </draw:image>
          </draw:frame>
          <draw:frame draw:style-name="gr2" draw:text-style-name="P1" draw:layer="layout" svg:width="7.153cm" svg:height="6.288cm" svg:x="2.613cm" svg:y="14.039cm">
            <draw:image xlink:href="Pictures/10000201000001D4000001BC370DAF067D5CBB28.png" xlink:type="simple" xlink:show="embed" xlink:actuate="onLoad">
              <text:p/>
            </draw:image>
          </draw:frame>
          <draw:g>
            <draw:frame draw:style-name="gr2" draw:text-style-name="P1" draw:layer="layout" svg:width="2.82cm" svg:height="1.155cm" svg:x="7.703cm" svg:y="4.917cm">
              <draw:image xlink:href="Pictures/10000201000000FB0000006F94D756C5D1A47470.png" xlink:type="simple" xlink:show="embed" xlink:actuate="onLoad">
                <text:p/>
              </draw:image>
            </draw:frame>
            <draw:frame draw:style-name="gr2" draw:text-style-name="P1" draw:layer="layout" svg:width="3.824cm" svg:height="1.019cm" svg:x="7.846cm" svg:y="3.763cm">
              <draw:image xlink:href="Pictures/100002010000015F00000065CB23E2B296459131.png" xlink:type="simple" xlink:show="embed" xlink:actuate="onLoad">
                <text:p/>
              </draw:image>
            </draw:frame>
            <draw:frame draw:style-name="gr2" draw:text-style-name="P1" draw:layer="layout" svg:width="1.219cm" svg:height="1.015cm" svg:x="6.443cm" svg:y="3.881cm">
              <draw:image xlink:href="Pictures/100002010000006C0000006180E2F08F59A925AA.png" xlink:type="simple" xlink:show="embed" xlink:actuate="onLoad">
                <text:p/>
              </draw:image>
            </draw:frame>
          </draw:g>
        </draw:g>
      </draw:page>
      <draw:page draw:name="page2" draw:style-name="dp1" draw:master-page-name="Standard">
        <draw:g>
          <draw:frame draw:style-name="gr2" draw:text-style-name="P1" draw:layer="layout" svg:width="5.273cm" svg:height="8.379cm" svg:x="2.468cm" svg:y="3.288cm">
            <draw:image xlink:href="Pictures/10000201000004260000071D0D66882E01DE4F70.png" xlink:type="simple" xlink:show="embed" xlink:actuate="onLoad">
              <text:p/>
            </draw:image>
          </draw:frame>
          <draw:frame draw:style-name="gr2" draw:text-style-name="P1" draw:layer="layout" svg:width="1.676cm" svg:height="0.403cm" svg:x="6.617cm" svg:y="2.885cm">
            <draw:image xlink:href="Pictures/10000201000001720000006060B3C39A8B7FABF4.png" xlink:type="simple" xlink:show="embed" xlink:actuate="onLoad">
              <text:p/>
            </draw:image>
          </draw:frame>
          <draw:frame draw:style-name="gr2" draw:text-style-name="P1" draw:layer="layout" svg:width="0.515cm" svg:height="0.393cm" svg:x="6.296cm" svg:y="9.706cm">
            <draw:image xlink:href="Pictures/100002010000006100000050227EB3699C532C33.png" xlink:type="simple" xlink:show="embed" xlink:actuate="onLoad">
              <text:p/>
            </draw:image>
          </draw:frame>
          <draw:frame draw:style-name="gr2" draw:text-style-name="P1" draw:layer="layout" svg:width="2.477cm" svg:height="0.397cm" svg:x="6.923cm" svg:y="9.706cm">
            <draw:image xlink:href="Pictures/100002010000022B0000006038E99AEA56108EC3.png" xlink:type="simple" xlink:show="embed" xlink:actuate="onLoad">
              <text:p/>
            </draw:image>
          </draw:frame>
          <draw:frame draw:style-name="gr2" draw:text-style-name="P1" draw:layer="layout" svg:width="2.329cm" svg:height="0.462cm" svg:x="4.555cm" svg:y="8.892cm">
            <draw:image xlink:href="Pictures/10000201000001DC00000066A40DC68FA8860CBD.png" xlink:type="simple" xlink:show="embed" xlink:actuate="onLoad">
              <text:p/>
            </draw:image>
          </draw:frame>
          <draw:frame draw:style-name="gr2" draw:text-style-name="P1" draw:layer="layout" svg:width="2.302cm" svg:height="0.444cm" svg:x="6.884cm" svg:y="10.202cm">
            <draw:image xlink:href="Pictures/10000201000001EA00000066DD711AB223329BD7.png" xlink:type="simple" xlink:show="embed" xlink:actuate="onLoad">
              <text:p/>
            </draw:image>
          </draw:frame>
          <draw:g>
            <draw:frame draw:style-name="gr2" draw:text-style-name="P1" draw:layer="layout" svg:width="1.235cm" svg:height="0.5cm" svg:x="2.389cm" svg:y="1.8cm">
              <draw:image xlink:href="Pictures/100002010000012500000080C2656FC2F6D39F6E.png" xlink:type="simple" xlink:show="embed" xlink:actuate="onLoad">
                <text:p/>
              </draw:image>
            </draw:frame>
            <draw:g>
              <draw:frame draw:style-name="gr2" draw:text-style-name="P1" draw:layer="layout" svg:width="0.514cm" svg:height="0.393cm" svg:x="1.8cm" svg:y="2.383cm">
                <draw:image xlink:href="Pictures/100002010000006100000050227EB3699C532C33.png" xlink:type="simple" xlink:show="embed" xlink:actuate="onLoad">
                  <text:p/>
                </draw:image>
              </draw:frame>
              <draw:frame draw:style-name="gr2" draw:text-style-name="P1" draw:layer="layout" svg:width="1.061cm" svg:height="0.508cm" svg:x="2.345cm" svg:y="2.334cm">
                <draw:image xlink:href="Pictures/10000201000001150000008FBA97D1C640E85425.png" xlink:type="simple" xlink:show="embed" xlink:actuate="onLoad">
                  <text:p/>
                </draw:image>
              </draw:frame>
              <draw:frame draw:style-name="gr2" draw:text-style-name="P1" draw:layer="layout" svg:width="1.161cm" svg:height="0.575cm" svg:x="2.282cm" svg:y="2.842cm">
                <draw:image xlink:href="Pictures/10000201000000F500000083E1471BE94E50D6F5.png" xlink:type="simple" xlink:show="embed" xlink:actuate="onLoad">
                  <text:p/>
                </draw:image>
              </draw:frame>
              <draw:frame draw:style-name="gr2" draw:text-style-name="P1" draw:layer="layout" svg:width="0.512cm" svg:height="0.426cm" svg:x="1.809cm" svg:y="1.846cm">
                <draw:image xlink:href="Pictures/100002010000006C0000006180E2F08F59A925AA.png" xlink:type="simple" xlink:show="embed" xlink:actuate="onLoad">
                  <text:p/>
                </draw:image>
              </draw:frame>
              <draw:frame draw:style-name="gr2" draw:text-style-name="P1" draw:layer="layout" svg:width="0.512cm" svg:height="0.426cm" svg:x="1.809cm" svg:y="1.846cm">
                <draw:image xlink:href="Pictures/100002010000006C0000006180E2F08F59A925AA.png" xlink:type="simple" xlink:show="embed" xlink:actuate="onLoad">
                  <text:p/>
                </draw:image>
              </draw:frame>
            </draw:g>
          </draw:g>
          <draw:frame draw:style-name="gr2" draw:text-style-name="P1" draw:layer="layout" svg:width="0.511cm" svg:height="0.426cm" svg:x="4.036cm" svg:y="8.942cm">
            <draw:image xlink:href="Pictures/100002010000006C0000006180E2F08F59A925AA.png" xlink:type="simple" xlink:show="embed" xlink:actuate="onLoad">
              <text:p/>
            </draw:image>
          </draw:frame>
          <draw:frame draw:style-name="gr2" draw:text-style-name="P1" draw:layer="layout" svg:width="0.512cm" svg:height="0.426cm" svg:x="6.296cm" svg:y="10.252cm">
            <draw:image xlink:href="Pictures/100002010000006C0000006180E2F08F59A925AA.png" xlink:type="simple" xlink:show="embed" xlink:actuate="onLoad">
              <text:p/>
            </draw:image>
          </draw:frame>
          <draw:frame draw:style-name="gr2" draw:text-style-name="P1" draw:layer="layout" svg:width="1.34cm" svg:height="0.404cm" svg:x="5.065cm" svg:y="7.437cm">
            <draw:image xlink:href="Pictures/10000201000001500000006DFBD50A88DB79D88B.png" xlink:type="simple" xlink:show="embed" xlink:actuate="onLoad">
              <text:p/>
            </draw:image>
          </draw:frame>
          <draw:frame draw:style-name="gr2" draw:text-style-name="P1" draw:layer="layout" svg:width="1.078cm" svg:height="0.394cm" svg:x="6.609cm" svg:y="7.415cm">
            <draw:image xlink:href="Pictures/100002010000010500000067B625B6B82C28D393.png" xlink:type="simple" xlink:show="embed" xlink:actuate="onLoad">
              <text:p/>
            </draw:image>
          </draw:frame>
          <draw:frame draw:style-name="gr2" draw:text-style-name="P1" draw:layer="layout" svg:width="3.004cm" svg:height="2.64cm" svg:x="2.225cm" svg:y="6.561cm">
            <draw:image xlink:href="Pictures/10000201000001D4000001BC370DAF067D5CBB28.png" xlink:type="simple" xlink:show="embed" xlink:actuate="onLoad">
              <text:p/>
            </draw:image>
          </draw:frame>
          <draw:g>
            <draw:frame draw:style-name="gr2" draw:text-style-name="P1" draw:layer="layout" svg:width="1.184cm" svg:height="0.485cm" svg:x="4.363cm" svg:y="2.731cm">
              <draw:image xlink:href="Pictures/10000201000000FB0000006F94D756C5D1A47470.png" xlink:type="simple" xlink:show="embed" xlink:actuate="onLoad">
                <text:p/>
              </draw:image>
            </draw:frame>
            <draw:frame draw:style-name="gr2" draw:text-style-name="P1" draw:layer="layout" svg:width="1.605cm" svg:height="0.428cm" svg:x="4.423cm" svg:y="2.246cm">
              <draw:image xlink:href="Pictures/100002010000015F00000065CB23E2B296459131.png" xlink:type="simple" xlink:show="embed" xlink:actuate="onLoad">
                <text:p/>
              </draw:image>
            </draw:frame>
            <draw:frame draw:style-name="gr2" draw:text-style-name="P1" draw:layer="layout" svg:width="0.511cm" svg:height="0.426cm" svg:x="3.834cm" svg:y="2.296cm">
              <draw:image xlink:href="Pictures/100002010000006C0000006180E2F08F59A925AA.png" xlink:type="simple" xlink:show="embed" xlink:actuate="onLoad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4:41:22.592000000</meta:creation-date>
    <dc:date>2017-06-15T17:31:32.747000000</dc:date>
    <meta:editing-duration>PT13M31S</meta:editing-duration>
    <meta:editing-cycles>4</meta:editing-cycles>
    <meta:generator>LibreOffice/5.0.4.2$Windows_X86_64 LibreOffice_project/2b9802c1994aa0b7dc6079e128979269cf95bc78</meta:generator>
    <meta:print-date>2017-06-15T17:24:36.210000000</meta:print-date>
    <meta:document-statistic meta:object-count="49"/>
  </office:meta>
</office:document-meta>
</file>